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4"/>{</text:p>
      <text:p text:style-name="Standard"><text:s text:c="8"/>"id": "3b22539811d4fb8d",</text:p>
      <text:p text:style-name="Standard"><text:s text:c="8"/>"type": "mqtt in",</text:p>
      <text:p text:style-name="Standard"><text:s text:c="8"/>"z": "651650fa1a5ee069",</text:p>
      <text:p text:style-name="Standard"><text:s text:c="8"/>"name": "",</text:p>
      <text:p text:style-name="Standard"><text:s text:c="8"/>"topic": "/CODIGOBARRAS",</text:p>
      <text:p text:style-name="Standard"><text:s text:c="8"/>"qos": "2",</text:p>
      <text:p text:style-name="Standard"><text:s text:c="8"/>"datatype": "auto-detect",</text:p>
      <text:p text:style-name="Standard"><text:s text:c="8"/>"broker": "43f9a307418dc0c4",</text:p>
      <text:p text:style-name="Standard"><text:s text:c="8"/>"nl": false,</text:p>
      <text:p text:style-name="Standard"><text:s text:c="8"/>"rap": true,</text:p>
      <text:p text:style-name="Standard"><text:s text:c="8"/>"rh": 0,</text:p>
      <text:p text:style-name="Standard"><text:s text:c="8"/>"inputs": 0,</text:p>
      <text:p text:style-name="Standard"><text:s text:c="8"/>"x": 130,</text:p>
      <text:p text:style-name="Standard"><text:s text:c="8"/>"y": 500,</text:p>
      <text:p text:style-name="Standard"><text:s text:c="8"/>"wires": [</text:p>
      <text:p text:style-name="Standard"><text:s text:c="12"/>[</text:p>
      <text:p text:style-name="Standard"><text:s text:c="16"/>"05e199277770cbba",</text:p>
      <text:p text:style-name="Standard"><text:s text:c="16"/>"f9f441f3bb76bc19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98c64b6533c6847b",</text:p>
      <text:p text:style-name="Standard"><text:s text:c="8"/>"type": "debug",</text:p>
      <text:p text:style-name="Standard"><text:s text:c="8"/>"z": "651650fa1a5ee069",</text:p>
      <text:p text:style-name="Standard"><text:s text:c="8"/>"name": "debug 2",</text:p>
      <text:p text:style-name="Standard"><text:s text:c="8"/>"active": true,</text:p>
      <text:p text:style-name="Standard"><text:s text:c="8"/>"tosidebar": true,</text:p>
      <text:p text:style-name="Standard"><text:s text:c="8"/>"console": false,</text:p>
      <text:p text:style-name="Standard"><text:s text:c="8"/>"tostatus": false,</text:p>
      <text:p text:style-name="Standard"><text:s text:c="8"/>"complete": "payload",</text:p>
      <text:p text:style-name="Standard"><text:s text:c="8"/>"targetType": "msg",</text:p>
      <text:p text:style-name="Standard"><text:s text:c="8"/>"statusVal": "",</text:p>
      <text:p text:style-name="Standard"><text:s text:c="8"/>"statusType": "auto",</text:p>
      <text:p text:style-name="Standard"><text:s text:c="8"/>"x": 1300,</text:p>
      <text:p text:style-name="Standard"><text:s text:c="8"/>"y": 60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05e199277770cbba",</text:p>
      <text:p text:style-name="Standard"><text:s text:c="8"/>"type": "json",</text:p>
      <text:p text:style-name="Standard"><text:s text:c="8"/>"z": "651650fa1a5ee069",</text:p>
      <text:p text:style-name="Standard"><text:s text:c="8"/>"name": "",</text:p>
      <text:p text:style-name="Standard"><text:s text:c="8"/>"property": "payload",</text:p>
      <text:p text:style-name="Standard"><text:s text:c="8"/>"action": "",</text:p>
      <text:p text:style-name="Standard"><text:s text:c="8"/>"pretty": false,</text:p>
      <text:p text:style-name="Standard"><text:s text:c="8"/>"x": 310,</text:p>
      <text:p text:style-name="Standard"><text:soft-page-break/><text:s text:c="8"/>"y": 500,</text:p>
      <text:p text:style-name="Standard"><text:s text:c="8"/>"wires": [</text:p>
      <text:p text:style-name="Standard"><text:s text:c="12"/>[</text:p>
      <text:p text:style-name="Standard"><text:s text:c="16"/>"c19e5a6331e71ece",</text:p>
      <text:p text:style-name="Standard"><text:s text:c="16"/>"ae71c9413f83e901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f1bfe1d9ae7785fb",</text:p>
      <text:p text:style-name="Standard"><text:s text:c="8"/>"type": "inject",</text:p>
      <text:p text:style-name="Standard"><text:s text:c="8"/>"z": "651650fa1a5ee069",</text:p>
      <text:p text:style-name="Standard"><text:s text:c="8"/>"name": "BORRAR DATOS DE TABLA",</text:p>
      <text:p text:style-name="Standard"><text:s text:c="8"/>"props": [</text:p>
      <text:p text:style-name="Standard"><text:s text:c="12"/>{</text:p>
      <text:p text:style-name="Standard"><text:s text:c="16"/>"p": "payload"</text:p>
      <text:p text:style-name="Standard"><text:s text:c="12"/>},</text:p>
      <text:p text:style-name="Standard"><text:s text:c="12"/>{</text:p>
      <text:p text:style-name="Standard"><text:s text:c="16"/>"p": "topic",</text:p>
      <text:p text:style-name="Standard"><text:s text:c="16"/>"vt": "str"</text:p>
      <text:p text:style-name="Standard"><text:s text:c="12"/>}</text:p>
      <text:p text:style-name="Standard"><text:s text:c="8"/>],</text:p>
      <text:p text:style-name="Standard"><text:s text:c="8"/>"repeat": "",</text:p>
      <text:p text:style-name="Standard"><text:s text:c="8"/>"crontab": "",</text:p>
      <text:p text:style-name="Standard"><text:s text:c="8"/>"once": false,</text:p>
      <text:p text:style-name="Standard"><text:s text:c="8"/>"onceDelay": 0.1,</text:p>
      <text:p text:style-name="Standard"><text:s text:c="8"/>"topic": "DELETE FROM CODIGOSBARRAS",</text:p>
      <text:p text:style-name="Standard"><text:s text:c="8"/>"payload": "",</text:p>
      <text:p text:style-name="Standard"><text:s text:c="8"/>"payloadType": "date",</text:p>
      <text:p text:style-name="Standard"><text:s text:c="8"/>"x": 740,</text:p>
      <text:p text:style-name="Standard"><text:s text:c="8"/>"y": 34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c19e5a6331e71ece",</text:p>
      <text:p text:style-name="Standard"><text:s text:c="8"/>"type": "switch",</text:p>
      <text:p text:style-name="Standard"><text:s text:c="8"/>"z": "651650fa1a5ee069",</text:p>
      <text:p text:style-name="Standard"><text:s text:c="8"/>"name": "",</text:p>
      <text:p text:style-name="Standard"><text:s text:c="8"/>"property": "payload",</text:p>
      <text:p text:style-name="Standard"><text:s text:c="8"/>"propertyType": "msg",</text:p>
      <text:p text:style-name="Standard"><text:s text:c="8"/>"rules": [</text:p>
      <text:p text:style-name="Standard"><text:s text:c="12"/>{</text:p>
      <text:p text:style-name="Standard"><text:s text:c="16"/>"t": "eq",</text:p>
      <text:p text:style-name="Standard"><text:s text:c="16"/>"v": "100000000014",</text:p>
      <text:p text:style-name="Standard"><text:s text:c="16"/>"vt": "str"</text:p>
      <text:p text:style-name="Standard"><text:soft-page-break/><text:s text:c="12"/>},</text:p>
      <text:p text:style-name="Standard"><text:s text:c="12"/>{</text:p>
      <text:p text:style-name="Standard"><text:s text:c="16"/>"t": "eq",</text:p>
      <text:p text:style-name="Standard"><text:s text:c="16"/>"v": "100000000021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38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45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52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69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76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83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090",</text:p>
      <text:p text:style-name="Standard"><text:s text:c="16"/>"vt": "str"</text:p>
      <text:p text:style-name="Standard"><text:s text:c="12"/>},</text:p>
      <text:p text:style-name="Standard"><text:s text:c="12"/>{</text:p>
      <text:p text:style-name="Standard"><text:s text:c="16"/>"t": "eq",</text:p>
      <text:p text:style-name="Standard"><text:s text:c="16"/>"v": "100000000106",</text:p>
      <text:p text:style-name="Standard"><text:s text:c="16"/>"vt": "str"</text:p>
      <text:p text:style-name="Standard"><text:s text:c="12"/>}</text:p>
      <text:p text:style-name="Standard"><text:s text:c="8"/>],</text:p>
      <text:p text:style-name="Standard"><text:s text:c="8"/>"checkall": "true",</text:p>
      <text:p text:style-name="Standard"><text:s text:c="8"/>"repair": false,</text:p>
      <text:p text:style-name="Standard"><text:soft-page-break/><text:s text:c="8"/>"outputs": 10,</text:p>
      <text:p text:style-name="Standard"><text:s text:c="8"/>"x": 510,</text:p>
      <text:p text:style-name="Standard"><text:s text:c="8"/>"y": 540,</text:p>
      <text:p text:style-name="Standard"><text:s text:c="8"/>"wires": [</text:p>
      <text:p text:style-name="Standard"><text:s text:c="12"/>[</text:p>
      <text:p text:style-name="Standard"><text:s text:c="16"/>"9055620ae8406dd2",</text:p>
      <text:p text:style-name="Standard"><text:s text:c="16"/>"125a78d9870fcd06",</text:p>
      <text:p text:style-name="Standard"><text:s text:c="16"/>"b01197c8f4356dea"</text:p>
      <text:p text:style-name="Standard"><text:s text:c="12"/>],</text:p>
      <text:p text:style-name="Standard"><text:s text:c="12"/>[</text:p>
      <text:p text:style-name="Standard"><text:s text:c="16"/>"6d5c57f296fa6142",</text:p>
      <text:p text:style-name="Standard"><text:s text:c="16"/>"eb455848abd1a16a",</text:p>
      <text:p text:style-name="Standard"><text:s text:c="16"/>"aaf5f78070d7e7d3"</text:p>
      <text:p text:style-name="Standard"><text:s text:c="12"/>],</text:p>
      <text:p text:style-name="Standard"><text:s text:c="12"/>[</text:p>
      <text:p text:style-name="Standard"><text:s text:c="16"/>"0c3e8a09f822af47",</text:p>
      <text:p text:style-name="Standard"><text:s text:c="16"/>"9a26edf8e86e6b13",</text:p>
      <text:p text:style-name="Standard"><text:s text:c="16"/>"523e644694a8b17b"</text:p>
      <text:p text:style-name="Standard"><text:s text:c="12"/>],</text:p>
      <text:p text:style-name="Standard"><text:s text:c="12"/>[</text:p>
      <text:p text:style-name="Standard"><text:s text:c="16"/>"c67d3112f250311c",</text:p>
      <text:p text:style-name="Standard"><text:s text:c="16"/>"2ac60956098c7d5b",</text:p>
      <text:p text:style-name="Standard"><text:s text:c="16"/>"f778a77aaf0cf62e"</text:p>
      <text:p text:style-name="Standard"><text:s text:c="12"/>],</text:p>
      <text:p text:style-name="Standard"><text:s text:c="12"/>[</text:p>
      <text:p text:style-name="Standard"><text:s text:c="16"/>"644b13caeba5e320",</text:p>
      <text:p text:style-name="Standard"><text:s text:c="16"/>"e86bf3dd8183d138",</text:p>
      <text:p text:style-name="Standard"><text:s text:c="16"/>"d4bd93d2b9409849"</text:p>
      <text:p text:style-name="Standard"><text:s text:c="12"/>],</text:p>
      <text:p text:style-name="Standard"><text:s text:c="12"/>[</text:p>
      <text:p text:style-name="Standard"><text:s text:c="16"/>"69df681d72e710b4",</text:p>
      <text:p text:style-name="Standard"><text:s text:c="16"/>"1c05bd6b5d245ce7",</text:p>
      <text:p text:style-name="Standard"><text:s text:c="16"/>"51c2b7f81843368b"</text:p>
      <text:p text:style-name="Standard"><text:s text:c="12"/>],</text:p>
      <text:p text:style-name="Standard"><text:s text:c="12"/>[</text:p>
      <text:p text:style-name="Standard"><text:s text:c="16"/>"1ae9479e3aac31a3",</text:p>
      <text:p text:style-name="Standard"><text:s text:c="16"/>"707a44125134c243",</text:p>
      <text:p text:style-name="Standard"><text:s text:c="16"/>"587612f3970985e8"</text:p>
      <text:p text:style-name="Standard"><text:s text:c="12"/>],</text:p>
      <text:p text:style-name="Standard"><text:s text:c="12"/>[</text:p>
      <text:p text:style-name="Standard"><text:s text:c="16"/>"db408494dd1656c0",</text:p>
      <text:p text:style-name="Standard"><text:s text:c="16"/>"6abdf0ed84cf1c75",</text:p>
      <text:p text:style-name="Standard"><text:s text:c="16"/>"c6c01b7984fee17a"</text:p>
      <text:p text:style-name="Standard"><text:s text:c="12"/>],</text:p>
      <text:p text:style-name="Standard"><text:s text:c="12"/>[</text:p>
      <text:p text:style-name="Standard"><text:s text:c="16"/>"af117f80ee816d61",</text:p>
      <text:p text:style-name="Standard"><text:s text:c="16"/>"9a102b30505cc084",</text:p>
      <text:p text:style-name="Standard"><text:s text:c="16"/>"70f3d0d5aefb98ea"</text:p>
      <text:p text:style-name="Standard"><text:s text:c="12"/>],</text:p>
      <text:p text:style-name="Standard"><text:soft-page-break/><text:s text:c="12"/>[</text:p>
      <text:p text:style-name="Standard"><text:s text:c="16"/>"fb3f8bd1dc06e126",</text:p>
      <text:p text:style-name="Standard"><text:s text:c="16"/>"0b3875c2845f7076",</text:p>
      <text:p text:style-name="Standard"><text:s text:c="16"/>"8247e48d720eb866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ae71c9413f83e901",</text:p>
      <text:p text:style-name="Standard"><text:s text:c="8"/>"type": "debug",</text:p>
      <text:p text:style-name="Standard"><text:s text:c="8"/>"z": "651650fa1a5ee069",</text:p>
      <text:p text:style-name="Standard"><text:s text:c="8"/>"name": "debug 5",</text:p>
      <text:p text:style-name="Standard"><text:s text:c="8"/>"active": true,</text:p>
      <text:p text:style-name="Standard"><text:s text:c="8"/>"tosidebar": true,</text:p>
      <text:p text:style-name="Standard"><text:s text:c="8"/>"console": false,</text:p>
      <text:p text:style-name="Standard"><text:s text:c="8"/>"tostatus": false,</text:p>
      <text:p text:style-name="Standard"><text:s text:c="8"/>"complete": "false",</text:p>
      <text:p text:style-name="Standard"><text:s text:c="8"/>"statusVal": "",</text:p>
      <text:p text:style-name="Standard"><text:s text:c="8"/>"statusType": "auto",</text:p>
      <text:p text:style-name="Standard"><text:s text:c="8"/>"x": 480,</text:p>
      <text:p text:style-name="Standard"><text:s text:c="8"/>"y": 34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9055620ae8406dd2",</text:p>
      <text:p text:style-name="Standard"><text:s text:c="8"/>"type": "function",</text:p>
      <text:p text:style-name="Standard"><text:s text:c="8"/>"z": "651650fa1a5ee069",</text:p>
      <text:p text:style-name="Standard"><text:s text:c="8"/>"name": "function 9",</text:p>
      <text:p text:style-name="Standard"><text:s text:c="8"/>"func": "//var theCodigo = \"123\";\nvar theMedicamento = \"Paracetamol\";\nvar theCantidad = \"112\";\nvar theLugar = \"SIMILARES CANTERA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40,</text:p>
      <text:p text:style-name="Standard"><text:s text:c="8"/>"y": 42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oft-page-break/><text:s text:c="4"/>{</text:p>
      <text:p text:style-name="Standard"><text:s text:c="8"/>"id": "6d5c57f296fa6142",</text:p>
      <text:p text:style-name="Standard"><text:s text:c="8"/>"type": "function",</text:p>
      <text:p text:style-name="Standard"><text:s text:c="8"/>"z": "651650fa1a5ee069",</text:p>
      <text:p text:style-name="Standard"><text:s text:c="8"/>"name": "function 10",</text:p>
      <text:p text:style-name="Standard"><text:s text:c="8"/>"func": "//var theCodigo = \"1234\";\nvar theMedicamento = \"Naproxeno\";\nvar theCantidad = \"123\";\nvar theLugar = \"SIMILARES ISSTE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46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0c3e8a09f822af47",</text:p>
      <text:p text:style-name="Standard"><text:s text:c="8"/>"type": "function",</text:p>
      <text:p text:style-name="Standard"><text:s text:c="8"/>"z": "651650fa1a5ee069",</text:p>
      <text:p text:style-name="Standard"><text:s text:c="8"/>"name": "function 11",</text:p>
      <text:p text:style-name="Standard"><text:s text:c="8"/>"func": "//var theCodigo = \"1234\";\nvar theMedicamento = \"Aspirina\";\nvar theCantidad = \"21\";\nvar theLugar = \"FARMACIA GUADALAJARA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50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oft-page-break/><text:s text:c="8"/>]</text:p>
      <text:p text:style-name="Standard"><text:s text:c="4"/>},</text:p>
      <text:p text:style-name="Standard"><text:s text:c="4"/>{</text:p>
      <text:p text:style-name="Standard"><text:s text:c="8"/>"id": "c67d3112f250311c",</text:p>
      <text:p text:style-name="Standard"><text:s text:c="8"/>"type": "function",</text:p>
      <text:p text:style-name="Standard"><text:s text:c="8"/>"z": "651650fa1a5ee069",</text:p>
      <text:p text:style-name="Standard"><text:s text:c="8"/>"name": "function 12",</text:p>
      <text:p text:style-name="Standard"><text:s text:c="8"/>"func": "//var theCodigo = \"1234\";\nvar theMedicamento = \"Omeprazol\";\nvar theCantidad = \"31\";\nvar theLugar = \"FARMACIA BENAVIDES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54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644b13caeba5e320",</text:p>
      <text:p text:style-name="Standard"><text:s text:c="8"/>"type": "function",</text:p>
      <text:p text:style-name="Standard"><text:s text:c="8"/>"z": "651650fa1a5ee069",</text:p>
      <text:p text:style-name="Standard"><text:s text:c="8"/>"name": "function 13",</text:p>
      <text:p text:style-name="Standard"><text:s text:c="8"/>"func": "//var theCodigo = \"1234\";\nvar theMedicamento = \"Salbutanol\";\nvar theCantidad = \"41\";\nvar theLugar = \"ISSTE CANTERA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580,</text:p>
      <text:p text:style-name="Standard"><text:s text:c="8"/>"wires": [</text:p>
      <text:p text:style-name="Standard"><text:s text:c="12"/>[</text:p>
      <text:p text:style-name="Standard"><text:soft-page-break/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69df681d72e710b4",</text:p>
      <text:p text:style-name="Standard"><text:s text:c="8"/>"type": "function",</text:p>
      <text:p text:style-name="Standard"><text:s text:c="8"/>"z": "651650fa1a5ee069",</text:p>
      <text:p text:style-name="Standard"><text:s text:c="8"/>"name": "function 14",</text:p>
      <text:p text:style-name="Standard"><text:s text:c="8"/>"func": "//var theCodigo = \"1234\";\nvar theMedicamento = \"Diclofenaco\";\nvar theCantidad = \"45\";\nvar theLugar = \"Farmacias Centro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62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1ae9479e3aac31a3",</text:p>
      <text:p text:style-name="Standard"><text:s text:c="8"/>"type": "function",</text:p>
      <text:p text:style-name="Standard"><text:s text:c="8"/>"z": "651650fa1a5ee069",</text:p>
      <text:p text:style-name="Standard"><text:s text:c="8"/>"name": "function 15",</text:p>
      <text:p text:style-name="Standard"><text:s text:c="8"/>"func": "//var theCodigo = \"1234\";\nvar theMedicamento = \"Treda\";\nvar theCantidad = \"65\";\nvar theLugar = \"Farmacia Puga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660,</text:p>
      <text:p text:style-name="Standard"><text:s text:c="8"/>"wires": [</text:p>
      <text:p text:style-name="Standard"><text:soft-page-break/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db408494dd1656c0",</text:p>
      <text:p text:style-name="Standard"><text:s text:c="8"/>"type": "function",</text:p>
      <text:p text:style-name="Standard"><text:s text:c="8"/>"z": "651650fa1a5ee069",</text:p>
      <text:p text:style-name="Standard"><text:s text:c="8"/>"name": "function 16",</text:p>
      <text:p text:style-name="Standard"><text:s text:c="8"/>"func": "//var theCodigo = \"1234\";\nvar theMedicamento = \"Metropolol\";\nvar theCantidad = \"912\";\nvar theLugar = \"Farmacia Guadalajara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70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af117f80ee816d61",</text:p>
      <text:p text:style-name="Standard"><text:s text:c="8"/>"type": "function",</text:p>
      <text:p text:style-name="Standard"><text:s text:c="8"/>"z": "651650fa1a5ee069",</text:p>
      <text:p text:style-name="Standard"><text:s text:c="8"/>"name": "function 17",</text:p>
      <text:p text:style-name="Standard"><text:s text:c="8"/>"func": "//var theCodigo = \"1234\";\nvar theMedicamento = \"Furosemida\";\nvar theCantidad = \"100\";\nvar theLugar = \"Farmacia benavides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oft-page-break/><text:s text:c="8"/>"y": 74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fb3f8bd1dc06e126",</text:p>
      <text:p text:style-name="Standard"><text:s text:c="8"/>"type": "function",</text:p>
      <text:p text:style-name="Standard"><text:s text:c="8"/>"z": "651650fa1a5ee069",</text:p>
      <text:p text:style-name="Standard"><text:s text:c="8"/>"name": "function 18",</text:p>
      <text:p text:style-name="Standard"><text:s text:c="8"/>"func": "//var theCodigo = \"1234\";\nvar theMedicamento = \"Metamizol\";\nvar theCantidad = \"23\";\nvar theLugar = \"Farmacia guadalajara\";\n\n// Verifica si `msg.payload` es un número antes de construir la consulta\nif (!isNaN(msg.payload)) {\n <text:s text:c="3"/>var codigo = msg.payload;\n <text:s text:c="3"/>var query = `INSERT INTO CODIGOSBARRAS (CODIGOBARRAS, MEDICAMENTO, CANTIDAD, LUGAR) VALUES (${codigo}, '${theMedicamento}', ${theCantidad}, '${theLugar}')`;\n <text:s text:c="3"/>msg.topic = query;\n} else {\n <text:s text:c="3"/>msg.error = \"El valor de msg.payload no es un número válido.\";\n}\n\nreturn msg;\n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50,</text:p>
      <text:p text:style-name="Standard"><text:s text:c="8"/>"y": 780,</text:p>
      <text:p text:style-name="Standard"><text:s text:c="8"/>"wires": [</text:p>
      <text:p text:style-name="Standard"><text:s text:c="12"/>[</text:p>
      <text:p text:style-name="Standard"><text:s text:c="16"/>"48d324518ed116e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4cfd70965ba0d866",</text:p>
      <text:p text:style-name="Standard"><text:s text:c="8"/>"type": "influxdb out",</text:p>
      <text:p text:style-name="Standard"><text:s text:c="8"/>"z": "651650fa1a5ee069",</text:p>
      <text:p text:style-name="Standard"><text:s text:c="8"/>"influxdb": "cd4ff6af1b098a03",</text:p>
      <text:p text:style-name="Standard"><text:s text:c="8"/>"name": "BARRAS",</text:p>
      <text:p text:style-name="Standard"><text:s text:c="8"/>"measurement": "msg.payload",</text:p>
      <text:p text:style-name="Standard"><text:s text:c="8"/>"precision": "",</text:p>
      <text:p text:style-name="Standard"><text:s text:c="8"/>"retentionPolicy": "",</text:p>
      <text:p text:style-name="Standard"><text:s text:c="8"/>"database": "MEDICAMENTOS",</text:p>
      <text:p text:style-name="Standard"><text:s text:c="8"/>"precisionV18FluxV20": "ms",</text:p>
      <text:p text:style-name="Standard"><text:s text:c="8"/>"retentionPolicyV18Flux": "",</text:p>
      <text:p text:style-name="Standard"><text:s text:c="8"/>"org": "organisation",</text:p>
      <text:p text:style-name="Standard"><text:s text:c="8"/>"bucket": "bucket",</text:p>
      <text:p text:style-name="Standard"><text:s text:c="8"/>"x": 200,</text:p>
      <text:p text:style-name="Standard"><text:s text:c="8"/>"y": 740,</text:p>
      <text:p text:style-name="Standard"><text:s text:c="8"/>"wires": []</text:p>
      <text:p text:style-name="Standard"><text:soft-page-break/><text:s text:c="4"/>},</text:p>
      <text:p text:style-name="Standard"><text:s text:c="4"/>{</text:p>
      <text:p text:style-name="Standard"><text:s text:c="8"/>"id": "f9f441f3bb76bc19",</text:p>
      <text:p text:style-name="Standard"><text:s text:c="8"/>"type": "function",</text:p>
      <text:p text:style-name="Standard"><text:s text:c="8"/>"z": "651650fa1a5ee069",</text:p>
      <text:p text:style-name="Standard"><text:s text:c="8"/>"name": "function 19",</text:p>
      <text:p text:style-name="Standard"><text:s text:c="8"/>"func": "msg.payload;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250,</text:p>
      <text:p text:style-name="Standard"><text:s text:c="8"/>"y": 620,</text:p>
      <text:p text:style-name="Standard"><text:s text:c="8"/>"wires": [</text:p>
      <text:p text:style-name="Standard"><text:s text:c="12"/>[</text:p>
      <text:p text:style-name="Standard"><text:s text:c="16"/>"4cfd70965ba0d866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992b9546cd6986b4",</text:p>
      <text:p text:style-name="Standard"><text:s text:c="8"/>"type": "mqtt out",</text:p>
      <text:p text:style-name="Standard"><text:s text:c="8"/>"z": "651650fa1a5ee069",</text:p>
      <text:p text:style-name="Standard"><text:s text:c="8"/>"name": "",</text:p>
      <text:p text:style-name="Standard"><text:s text:c="8"/>"topic": "/ERROR",</text:p>
      <text:p text:style-name="Standard"><text:s text:c="8"/>"qos": "",</text:p>
      <text:p text:style-name="Standard"><text:s text:c="8"/>"retain": "",</text:p>
      <text:p text:style-name="Standard"><text:s text:c="8"/>"respTopic": "",</text:p>
      <text:p text:style-name="Standard"><text:s text:c="8"/>"contentType": "",</text:p>
      <text:p text:style-name="Standard"><text:s text:c="8"/>"userProps": "",</text:p>
      <text:p text:style-name="Standard"><text:s text:c="8"/>"correl": "",</text:p>
      <text:p text:style-name="Standard"><text:s text:c="8"/>"expiry": "",</text:p>
      <text:p text:style-name="Standard"><text:s text:c="8"/>"broker": "43f9a307418dc0c4",</text:p>
      <text:p text:style-name="Standard"><text:s text:c="8"/>"x": 520,</text:p>
      <text:p text:style-name="Standard"><text:s text:c="8"/>"y": 92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fb5a3f0402c9d9cc",</text:p>
      <text:p text:style-name="Standard"><text:s text:c="8"/>"type": "function",</text:p>
      <text:p text:style-name="Standard"><text:s text:c="8"/>"z": "651650fa1a5ee069",</text:p>
      <text:p text:style-name="Standard"><text:s text:c="8"/>"name": "function 20",</text:p>
      <text:p text:style-name="Standard"><text:s text:c="8"/>"func": "var registro1 = 100000000014;\nvar registro2 = 100000000021;\nvar registro3 = 100000000038;\nvar registro4 = 100000000045;\nvar registro5 = 100000000052;\nvar registro6 = 100000000069;\nvar registro7 = 100000000076;\nvar registro8 = 100000000083;\nvar registro9 = 100000000090;\nvar registro10 = 100000000106;\n\nfuncti : {\n\n <text:s text:c="7"/>if (msg.payload != registro1 &amp;&amp; msg.payload != registro2 &amp;&amp; msg.payload != registro3 &amp;&amp; msg.payload != registro4 &amp;&amp; <text:soft-page-break/>msg.payload != registro5 &amp;&amp; msg.payload != registro6 &amp;&amp; msg.payload != registro7 &amp;&amp; msg.payload != registro8 &amp;&amp; msg.payload != registro9 &amp;&amp; msg.payload != registro10){\n msg.payload = '¡CODIGO DE BARRAS FUERA DE LA BASE DE DATOS!'\n} \nelse{\n <text:s text:c="7"/>msg.payload = '¡CODIGO VALIDO!'\n}\n}\n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310,</text:p>
      <text:p text:style-name="Standard"><text:s text:c="8"/>"y": 940,</text:p>
      <text:p text:style-name="Standard"><text:s text:c="8"/>"wires": [</text:p>
      <text:p text:style-name="Standard"><text:s text:c="12"/>[</text:p>
      <text:p text:style-name="Standard"><text:s text:c="16"/>"cc609f8e82adb06e",</text:p>
      <text:p text:style-name="Standard"><text:s text:c="16"/>"992b9546cd6986b4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ee81600cfd420310",</text:p>
      <text:p text:style-name="Standard"><text:s text:c="8"/>"type": "mqtt in",</text:p>
      <text:p text:style-name="Standard"><text:s text:c="8"/>"z": "651650fa1a5ee069",</text:p>
      <text:p text:style-name="Standard"><text:s text:c="8"/>"name": "",</text:p>
      <text:p text:style-name="Standard"><text:s text:c="8"/>"topic": "/CODIGOBARRAS",</text:p>
      <text:p text:style-name="Standard"><text:s text:c="8"/>"qos": "2",</text:p>
      <text:p text:style-name="Standard"><text:s text:c="8"/>"datatype": "auto-detect",</text:p>
      <text:p text:style-name="Standard"><text:s text:c="8"/>"broker": "43f9a307418dc0c4",</text:p>
      <text:p text:style-name="Standard"><text:s text:c="8"/>"nl": false,</text:p>
      <text:p text:style-name="Standard"><text:s text:c="8"/>"rap": true,</text:p>
      <text:p text:style-name="Standard"><text:s text:c="8"/>"rh": 0,</text:p>
      <text:p text:style-name="Standard"><text:s text:c="8"/>"inputs": 0,</text:p>
      <text:p text:style-name="Standard"><text:s text:c="8"/>"x": 110,</text:p>
      <text:p text:style-name="Standard"><text:s text:c="8"/>"y": 940,</text:p>
      <text:p text:style-name="Standard"><text:s text:c="8"/>"wires": [</text:p>
      <text:p text:style-name="Standard"><text:s text:c="12"/>[</text:p>
      <text:p text:style-name="Standard"><text:s text:c="16"/>"fb5a3f0402c9d9cc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cc609f8e82adb06e",</text:p>
      <text:p text:style-name="Standard"><text:s text:c="8"/>"type": "debug",</text:p>
      <text:p text:style-name="Standard"><text:s text:c="8"/>"z": "651650fa1a5ee069",</text:p>
      <text:p text:style-name="Standard"><text:s text:c="8"/>"name": "debug 7",</text:p>
      <text:p text:style-name="Standard"><text:s text:c="8"/>"active": true,</text:p>
      <text:p text:style-name="Standard"><text:s text:c="8"/>"tosidebar": true,</text:p>
      <text:p text:style-name="Standard"><text:s text:c="8"/>"console": false,</text:p>
      <text:p text:style-name="Standard"><text:s text:c="8"/>"tostatus": false,</text:p>
      <text:p text:style-name="Standard"><text:soft-page-break/><text:s text:c="8"/>"complete": "false",</text:p>
      <text:p text:style-name="Standard"><text:s text:c="8"/>"statusVal": "",</text:p>
      <text:p text:style-name="Standard"><text:s text:c="8"/>"statusType": "auto",</text:p>
      <text:p text:style-name="Standard"><text:s text:c="8"/>"x": 560,</text:p>
      <text:p text:style-name="Standard"><text:s text:c="8"/>"y": 98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b08df869bc222c4b",</text:p>
      <text:p text:style-name="Standard"><text:s text:c="8"/>"type": "influxdb out",</text:p>
      <text:p text:style-name="Standard"><text:s text:c="8"/>"z": "651650fa1a5ee069",</text:p>
      <text:p text:style-name="Standard"><text:s text:c="8"/>"influxdb": "cd4ff6af1b098a03",</text:p>
      <text:p text:style-name="Standard"><text:s text:c="8"/>"name": "nombres",</text:p>
      <text:p text:style-name="Standard"><text:s text:c="8"/>"measurement": "names",</text:p>
      <text:p text:style-name="Standard"><text:s text:c="8"/>"precision": "",</text:p>
      <text:p text:style-name="Standard"><text:s text:c="8"/>"retentionPolicy": "",</text:p>
      <text:p text:style-name="Standard"><text:s text:c="8"/>"database": "NOMBRES",</text:p>
      <text:p text:style-name="Standard"><text:s text:c="8"/>"precisionV18FluxV20": "ms",</text:p>
      <text:p text:style-name="Standard"><text:s text:c="8"/>"retentionPolicyV18Flux": "",</text:p>
      <text:p text:style-name="Standard"><text:s text:c="8"/>"org": "organisation",</text:p>
      <text:p text:style-name="Standard"><text:s text:c="8"/>"bucket": "bucket",</text:p>
      <text:p text:style-name="Standard"><text:s text:c="8"/>"x": 1680,</text:p>
      <text:p text:style-name="Standard"><text:s text:c="8"/>"y": 28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125a78d9870fcd06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PARACETAMOL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160,</text:p>
      <text:p text:style-name="Standard"><text:s text:c="8"/>"wires": [</text:p>
      <text:p text:style-name="Standard"><text:s text:c="12"/>[</text:p>
      <text:p text:style-name="Standard"><text:s text:c="16"/>"14e3a73895e158f1"</text:p>
      <text:p text:style-name="Standard"><text:soft-page-break/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81ab55ee909f8c7e",</text:p>
      <text:p text:style-name="Standard"><text:s text:c="8"/>"type": "http in",</text:p>
      <text:p text:style-name="Standard"><text:s text:c="8"/>"z": "651650fa1a5ee069",</text:p>
      <text:p text:style-name="Standard"><text:s text:c="8"/>"name": "",</text:p>
      <text:p text:style-name="Standard"><text:s text:c="8"/>"url": "/simplejson",</text:p>
      <text:p text:style-name="Standard"><text:s text:c="8"/>"method": "get",</text:p>
      <text:p text:style-name="Standard"><text:s text:c="8"/>"upload": false,</text:p>
      <text:p text:style-name="Standard"><text:s text:c="8"/>"swaggerDoc": "",</text:p>
      <text:p text:style-name="Standard"><text:s text:c="8"/>"x": 1420,</text:p>
      <text:p text:style-name="Standard"><text:s text:c="8"/>"y": 100,</text:p>
      <text:p text:style-name="Standard"><text:s text:c="8"/>"wires": [</text:p>
      <text:p text:style-name="Standard"><text:s text:c="12"/>[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71af0f0ae2b0eb11",</text:p>
      <text:p text:style-name="Standard"><text:s text:c="8"/>"type": "mqtt out",</text:p>
      <text:p text:style-name="Standard"><text:s text:c="8"/>"z": "651650fa1a5ee069",</text:p>
      <text:p text:style-name="Standard"><text:s text:c="8"/>"name": "",</text:p>
      <text:p text:style-name="Standard"><text:s text:c="8"/>"topic": "/NAMES",</text:p>
      <text:p text:style-name="Standard"><text:s text:c="8"/>"qos": "",</text:p>
      <text:p text:style-name="Standard"><text:s text:c="8"/>"retain": "",</text:p>
      <text:p text:style-name="Standard"><text:s text:c="8"/>"respTopic": "",</text:p>
      <text:p text:style-name="Standard"><text:s text:c="8"/>"contentType": "",</text:p>
      <text:p text:style-name="Standard"><text:s text:c="8"/>"userProps": "",</text:p>
      <text:p text:style-name="Standard"><text:s text:c="8"/>"correl": "",</text:p>
      <text:p text:style-name="Standard"><text:s text:c="8"/>"expiry": "",</text:p>
      <text:p text:style-name="Standard"><text:s text:c="8"/>"broker": "43f9a307418dc0c4",</text:p>
      <text:p text:style-name="Standard"><text:s text:c="8"/>"x": 1680,</text:p>
      <text:p text:style-name="Standard"><text:s text:c="8"/>"y": 34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14e3a73895e158f1",</text:p>
      <text:p text:style-name="Standard"><text:s text:c="8"/>"type": "function",</text:p>
      <text:p text:style-name="Standard"><text:s text:c="8"/>"z": "651650fa1a5ee069",</text:p>
      <text:p text:style-name="Standard"><text:s text:c="8"/>"name": "function 21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oft-page-break/><text:s text:c="8"/>"y": 16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eb455848abd1a16a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NAPROXENO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200,</text:p>
      <text:p text:style-name="Standard"><text:s text:c="8"/>"wires": [</text:p>
      <text:p text:style-name="Standard"><text:s text:c="12"/>[</text:p>
      <text:p text:style-name="Standard"><text:s text:c="16"/>"732e355540943ed1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732e355540943ed1",</text:p>
      <text:p text:style-name="Standard"><text:s text:c="8"/>"type": "function",</text:p>
      <text:p text:style-name="Standard"><text:s text:c="8"/>"z": "651650fa1a5ee069",</text:p>
      <text:p text:style-name="Standard"><text:s text:c="8"/>"name": "function 22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200,</text:p>
      <text:p text:style-name="Standard"><text:soft-page-break/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9a26edf8e86e6b13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ASPIRINA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240,</text:p>
      <text:p text:style-name="Standard"><text:s text:c="8"/>"wires": [</text:p>
      <text:p text:style-name="Standard"><text:s text:c="12"/>[</text:p>
      <text:p text:style-name="Standard"><text:s text:c="16"/>"83c82fd4a8c1c84f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83c82fd4a8c1c84f",</text:p>
      <text:p text:style-name="Standard"><text:s text:c="8"/>"type": "function",</text:p>
      <text:p text:style-name="Standard"><text:s text:c="8"/>"z": "651650fa1a5ee069",</text:p>
      <text:p text:style-name="Standard"><text:s text:c="8"/>"name": "function 23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240,</text:p>
      <text:p text:style-name="Standard"><text:s text:c="8"/>"wires": [</text:p>
      <text:p text:style-name="Standard"><text:soft-page-break/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2ac60956098c7d5b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OMEPRAZOL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280,</text:p>
      <text:p text:style-name="Standard"><text:s text:c="8"/>"wires": [</text:p>
      <text:p text:style-name="Standard"><text:s text:c="12"/>[</text:p>
      <text:p text:style-name="Standard"><text:s text:c="16"/>"874038f1c5566296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874038f1c5566296",</text:p>
      <text:p text:style-name="Standard"><text:s text:c="8"/>"type": "function",</text:p>
      <text:p text:style-name="Standard"><text:s text:c="8"/>"z": "651650fa1a5ee069",</text:p>
      <text:p text:style-name="Standard"><text:s text:c="8"/>"name": "function 24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280,</text:p>
      <text:p text:style-name="Standard"><text:s text:c="8"/>"wires": [</text:p>
      <text:p text:style-name="Standard"><text:s text:c="12"/>[</text:p>
      <text:p text:style-name="Standard"><text:soft-page-break/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e86bf3dd8183d138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SALBUTANOL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320,</text:p>
      <text:p text:style-name="Standard"><text:s text:c="8"/>"wires": [</text:p>
      <text:p text:style-name="Standard"><text:s text:c="12"/>[</text:p>
      <text:p text:style-name="Standard"><text:s text:c="16"/>"958a8b38efc927f4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958a8b38efc927f4",</text:p>
      <text:p text:style-name="Standard"><text:s text:c="8"/>"type": "function",</text:p>
      <text:p text:style-name="Standard"><text:s text:c="8"/>"z": "651650fa1a5ee069",</text:p>
      <text:p text:style-name="Standard"><text:s text:c="8"/>"name": "function 25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32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oft-page-break/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1c05bd6b5d245ce7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DICLOFENACO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360,</text:p>
      <text:p text:style-name="Standard"><text:s text:c="8"/>"wires": [</text:p>
      <text:p text:style-name="Standard"><text:s text:c="12"/>[</text:p>
      <text:p text:style-name="Standard"><text:s text:c="16"/>"66a5fca2ed39e274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66a5fca2ed39e274",</text:p>
      <text:p text:style-name="Standard"><text:s text:c="8"/>"type": "function",</text:p>
      <text:p text:style-name="Standard"><text:s text:c="8"/>"z": "651650fa1a5ee069",</text:p>
      <text:p text:style-name="Standard"><text:s text:c="8"/>"name": "function 26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36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oft-page-break/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707a44125134c243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TREDA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400,</text:p>
      <text:p text:style-name="Standard"><text:s text:c="8"/>"wires": [</text:p>
      <text:p text:style-name="Standard"><text:s text:c="12"/>[</text:p>
      <text:p text:style-name="Standard"><text:s text:c="16"/>"06ccea68b5598647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06ccea68b5598647",</text:p>
      <text:p text:style-name="Standard"><text:s text:c="8"/>"type": "function",</text:p>
      <text:p text:style-name="Standard"><text:s text:c="8"/>"z": "651650fa1a5ee069",</text:p>
      <text:p text:style-name="Standard"><text:s text:c="8"/>"name": "function 27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40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oft-page-break/><text:s text:c="8"/>]</text:p>
      <text:p text:style-name="Standard"><text:s text:c="4"/>},</text:p>
      <text:p text:style-name="Standard"><text:s text:c="4"/>{</text:p>
      <text:p text:style-name="Standard"><text:s text:c="8"/>"id": "6abdf0ed84cf1c75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METROPOLOL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440,</text:p>
      <text:p text:style-name="Standard"><text:s text:c="8"/>"wires": [</text:p>
      <text:p text:style-name="Standard"><text:s text:c="12"/>[</text:p>
      <text:p text:style-name="Standard"><text:s text:c="16"/>"db3b48e1d3ba9682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db3b48e1d3ba9682",</text:p>
      <text:p text:style-name="Standard"><text:s text:c="8"/>"type": "function",</text:p>
      <text:p text:style-name="Standard"><text:s text:c="8"/>"z": "651650fa1a5ee069",</text:p>
      <text:p text:style-name="Standard"><text:s text:c="8"/>"name": "function 28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44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oft-page-break/><text:s text:c="4"/>},</text:p>
      <text:p text:style-name="Standard"><text:s text:c="4"/>{</text:p>
      <text:p text:style-name="Standard"><text:s text:c="8"/>"id": "9a102b30505cc084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FUROSEMIDA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480,</text:p>
      <text:p text:style-name="Standard"><text:s text:c="8"/>"wires": [</text:p>
      <text:p text:style-name="Standard"><text:s text:c="12"/>[</text:p>
      <text:p text:style-name="Standard"><text:s text:c="16"/>"90d9f6be5b080cf5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90d9f6be5b080cf5",</text:p>
      <text:p text:style-name="Standard"><text:s text:c="8"/>"type": "function",</text:p>
      <text:p text:style-name="Standard"><text:s text:c="8"/>"z": "651650fa1a5ee069",</text:p>
      <text:p text:style-name="Standard"><text:s text:c="8"/>"name": "function 29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48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oft-page-break/><text:s text:c="4"/>{</text:p>
      <text:p text:style-name="Standard"><text:s text:c="8"/>"id": "0b3875c2845f7076",</text:p>
      <text:p text:style-name="Standard"><text:s text:c="8"/>"type": "change",</text:p>
      <text:p text:style-name="Standard"><text:s text:c="8"/>"z": "651650fa1a5ee069",</text:p>
      <text:p text:style-name="Standard"><text:s text:c="8"/>"name": "",</text:p>
      <text:p text:style-name="Standard"><text:s text:c="8"/>"rules": [</text:p>
      <text:p text:style-name="Standard"><text:s text:c="12"/>{</text:p>
      <text:p text:style-name="Standard"><text:s text:c="16"/>"t": "set",</text:p>
      <text:p text:style-name="Standard"><text:s text:c="16"/>"p": "payload",</text:p>
      <text:p text:style-name="Standard"><text:s text:c="16"/>"pt": "msg",</text:p>
      <text:p text:style-name="Standard"><text:s text:c="16"/>"to": "METAMIZOL",</text:p>
      <text:p text:style-name="Standard"><text:s text:c="16"/>"tot": "str"</text:p>
      <text:p text:style-name="Standard"><text:s text:c="12"/>}</text:p>
      <text:p text:style-name="Standard"><text:s text:c="8"/>],</text:p>
      <text:p text:style-name="Standard"><text:s text:c="8"/>"action": "",</text:p>
      <text:p text:style-name="Standard"><text:s text:c="8"/>"property": "",</text:p>
      <text:p text:style-name="Standard"><text:s text:c="8"/>"from": "",</text:p>
      <text:p text:style-name="Standard"><text:s text:c="8"/>"to": "",</text:p>
      <text:p text:style-name="Standard"><text:s text:c="8"/>"reg": false,</text:p>
      <text:p text:style-name="Standard"><text:s text:c="8"/>"x": 1180,</text:p>
      <text:p text:style-name="Standard"><text:s text:c="8"/>"y": 520,</text:p>
      <text:p text:style-name="Standard"><text:s text:c="8"/>"wires": [</text:p>
      <text:p text:style-name="Standard"><text:s text:c="12"/>[</text:p>
      <text:p text:style-name="Standard"><text:s text:c="16"/>"d49a7a0dcd321b4e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d49a7a0dcd321b4e",</text:p>
      <text:p text:style-name="Standard"><text:s text:c="8"/>"type": "function",</text:p>
      <text:p text:style-name="Standard"><text:s text:c="8"/>"z": "651650fa1a5ee069",</text:p>
      <text:p text:style-name="Standard"><text:s text:c="8"/>"name": "function 30",</text:p>
      <text:p text:style-name="Standard"><text:s text:c="8"/>"func": "msg.payload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70,</text:p>
      <text:p text:style-name="Standard"><text:s text:c="8"/>"y": 520,</text:p>
      <text:p text:style-name="Standard"><text:s text:c="8"/>"wires": [</text:p>
      <text:p text:style-name="Standard"><text:s text:c="12"/>[</text:p>
      <text:p text:style-name="Standard"><text:s text:c="16"/>"71af0f0ae2b0eb11",</text:p>
      <text:p text:style-name="Standard"><text:s text:c="16"/>"b08df869bc222c4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oft-page-break/><text:s text:c="8"/>"id": "b890131590a77e76",</text:p>
      <text:p text:style-name="Standard"><text:s text:c="8"/>"type": "telegram receiver",</text:p>
      <text:p text:style-name="Standard"><text:s text:c="8"/>"z": "651650fa1a5ee069",</text:p>
      <text:p text:style-name="Standard"><text:s text:c="8"/>"name": "RECIBIR",</text:p>
      <text:p text:style-name="Standard"><text:s text:c="8"/>"bot": "8868bdce9ba8b5df",</text:p>
      <text:p text:style-name="Standard"><text:s text:c="8"/>"saveDataDir": "",</text:p>
      <text:p text:style-name="Standard"><text:s text:c="8"/>"filterCommands": false,</text:p>
      <text:p text:style-name="Standard"><text:s text:c="8"/>"x": 1480,</text:p>
      <text:p text:style-name="Standard"><text:s text:c="8"/>"y": 680,</text:p>
      <text:p text:style-name="Standard"><text:s text:c="8"/>"wires": [</text:p>
      <text:p text:style-name="Standard"><text:s text:c="12"/>[</text:p>
      <text:p text:style-name="Standard"><text:s text:c="16"/>"99de23f4af249d06"</text:p>
      <text:p text:style-name="Standard"><text:s text:c="12"/>],</text:p>
      <text:p text:style-name="Standard"><text:s text:c="12"/>[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99de23f4af249d06",</text:p>
      <text:p text:style-name="Standard"><text:s text:c="8"/>"type": "debug",</text:p>
      <text:p text:style-name="Standard"><text:s text:c="8"/>"z": "651650fa1a5ee069",</text:p>
      <text:p text:style-name="Standard"><text:s text:c="8"/>"name": "debug 8",</text:p>
      <text:p text:style-name="Standard"><text:s text:c="8"/>"active": true,</text:p>
      <text:p text:style-name="Standard"><text:s text:c="8"/>"tosidebar": true,</text:p>
      <text:p text:style-name="Standard"><text:s text:c="8"/>"console": false,</text:p>
      <text:p text:style-name="Standard"><text:s text:c="8"/>"tostatus": false,</text:p>
      <text:p text:style-name="Standard"><text:s text:c="8"/>"complete": "false",</text:p>
      <text:p text:style-name="Standard"><text:s text:c="8"/>"statusVal": "",</text:p>
      <text:p text:style-name="Standard"><text:s text:c="8"/>"statusType": "auto",</text:p>
      <text:p text:style-name="Standard"><text:s text:c="8"/>"x": 1660,</text:p>
      <text:p text:style-name="Standard"><text:s text:c="8"/>"y": 680,</text:p>
      <text:p text:style-name="Standard"><text:s text:c="8"/>"wires": []</text:p>
      <text:p text:style-name="Standard"><text:s text:c="4"/>},</text:p>
      <text:p text:style-name="Standard"><text:s text:c="4"/>{</text:p>
      <text:p text:style-name="Standard"><text:s text:c="8"/>"id": "d74c87e91f199eca",</text:p>
      <text:p text:style-name="Standard"><text:s text:c="8"/>"type": "telegram sender",</text:p>
      <text:p text:style-name="Standard"><text:s text:c="8"/>"z": "651650fa1a5ee069",</text:p>
      <text:p text:style-name="Standard"><text:s text:c="8"/>"name": "",</text:p>
      <text:p text:style-name="Standard"><text:s text:c="8"/>"bot": "8868bdce9ba8b5df",</text:p>
      <text:p text:style-name="Standard"><text:s text:c="8"/>"haserroroutput": false,</text:p>
      <text:p text:style-name="Standard"><text:s text:c="8"/>"outputs": 1,</text:p>
      <text:p text:style-name="Standard"><text:s text:c="8"/>"x": 1010,</text:p>
      <text:p text:style-name="Standard"><text:s text:c="8"/>"y": 80,</text:p>
      <text:p text:style-name="Standard"><text:s text:c="8"/>"wires": [</text:p>
      <text:p text:style-name="Standard"><text:s text:c="12"/>[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b01197c8f4356dea",</text:p>
      <text:p text:style-name="Standard"><text:s text:c="8"/>"type": "function",</text:p>
      <text:p text:style-name="Standard"><text:soft-page-break/><text:s text:c="8"/>"z": "651650fa1a5ee069",</text:p>
      <text:p text:style-name="Standard"><text:s text:c="8"/>"name": "function 31",</text:p>
      <text:p text:style-name="Standard"><text:s text:c="8"/>"func": "msg.payload={\n <text:s text:c="3"/>\"chatId\": 6258130153,\n <text:s text:c="3"/>\"type\": \"message\",\n <text:s text:c="3"/>\"content\":\"SE HA REGISTRADO PARACETAMOL CON CODIGO: 100000000014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30,</text:p>
      <text:p text:style-name="Standard"><text:s text:c="8"/>"y": 8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aaf5f78070d7e7d3",</text:p>
      <text:p text:style-name="Standard"><text:s text:c="8"/>"type": "function",</text:p>
      <text:p text:style-name="Standard"><text:s text:c="8"/>"z": "651650fa1a5ee069",</text:p>
      <text:p text:style-name="Standard"><text:s text:c="8"/>"name": "function 32",</text:p>
      <text:p text:style-name="Standard"><text:s text:c="8"/>"func": "msg.payload={\n <text:s text:c="3"/>\"chatId\": 6258130153,\n <text:s text:c="3"/>\"type\": \"message\",\n <text:s text:c="3"/>\"content\":\"SE HA REGISTRADO NAPROXENO CON CODIGO: 100000000021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190,</text:p>
      <text:p text:style-name="Standard"><text:s text:c="8"/>"y": 12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523e644694a8b17b",</text:p>
      <text:p text:style-name="Standard"><text:s text:c="8"/>"type": "function",</text:p>
      <text:p text:style-name="Standard"><text:s text:c="8"/>"z": "651650fa1a5ee069",</text:p>
      <text:p text:style-name="Standard"><text:s text:c="8"/>"name": "function 33",</text:p>
      <text:p text:style-name="Standard"><text:s text:c="8"/>"func": "msg.payload={\n <text:s text:c="3"/>\"chatId\": 6258130153,\n <text:s text:c="3"/>\"type\": \"message\",\n <text:s text:c="3"/>\"content\":\"SE HA REGISTRADO ASPIRINA CON CODIGO: 100000000038\"\n}\nreturn msg;",</text:p>
      <text:p text:style-name="Standard"><text:soft-page-break/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270,</text:p>
      <text:p text:style-name="Standard"><text:s text:c="8"/>"y": 16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f778a77aaf0cf62e",</text:p>
      <text:p text:style-name="Standard"><text:s text:c="8"/>"type": "function",</text:p>
      <text:p text:style-name="Standard"><text:s text:c="8"/>"z": "651650fa1a5ee069",</text:p>
      <text:p text:style-name="Standard"><text:s text:c="8"/>"name": "function 34",</text:p>
      <text:p text:style-name="Standard"><text:s text:c="8"/>"func": "msg.payload={\n <text:s text:c="3"/>\"chatId\": 6258130153,\n <text:s text:c="3"/>\"type\": \"message\",\n <text:s text:c="3"/>\"content\":\"SE HA REGISTRADO OMEPRAZOL CON CODIGO: 100000000045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330,</text:p>
      <text:p text:style-name="Standard"><text:s text:c="8"/>"y": 20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d4bd93d2b9409849",</text:p>
      <text:p text:style-name="Standard"><text:s text:c="8"/>"type": "function",</text:p>
      <text:p text:style-name="Standard"><text:s text:c="8"/>"z": "651650fa1a5ee069",</text:p>
      <text:p text:style-name="Standard"><text:s text:c="8"/>"name": "function 35",</text:p>
      <text:p text:style-name="Standard"><text:s text:c="8"/>"func": "msg.payload={\n <text:s text:c="3"/>\"chatId\": 6258130153,\n <text:s text:c="3"/>\"type\": \"message\",\n <text:s text:c="3"/>\"content\":\"SE HA REGISTRADO SALBUTANOL CON CODIGO: 100000000052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oft-page-break/><text:s text:c="8"/>"libs": [],</text:p>
      <text:p text:style-name="Standard"><text:s text:c="8"/>"x": 390,</text:p>
      <text:p text:style-name="Standard"><text:s text:c="8"/>"y": 24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51c2b7f81843368b",</text:p>
      <text:p text:style-name="Standard"><text:s text:c="8"/>"type": "function",</text:p>
      <text:p text:style-name="Standard"><text:s text:c="8"/>"z": "651650fa1a5ee069",</text:p>
      <text:p text:style-name="Standard"><text:s text:c="8"/>"name": "function 36",</text:p>
      <text:p text:style-name="Standard"><text:s text:c="8"/>"func": "msg.payload={\n <text:s text:c="3"/>\"chatId\": 6258130153,\n <text:s text:c="3"/>\"type\": \"message\",\n <text:s text:c="3"/>\"content\":\"SE HA REGISTRADO DICLOFENACO CON CODIGO: 100000000069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450,</text:p>
      <text:p text:style-name="Standard"><text:s text:c="8"/>"y": 28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587612f3970985e8",</text:p>
      <text:p text:style-name="Standard"><text:s text:c="8"/>"type": "function",</text:p>
      <text:p text:style-name="Standard"><text:s text:c="8"/>"z": "651650fa1a5ee069",</text:p>
      <text:p text:style-name="Standard"><text:s text:c="8"/>"name": "function 37",</text:p>
      <text:p text:style-name="Standard"><text:s text:c="8"/>"func": "msg.payload={\n <text:s text:c="3"/>\"chatId\": 6258130153,\n <text:s text:c="3"/>\"type\": \"message\",\n <text:s text:c="3"/>\"content\":\"SE HA REGISTRADO TREDA CON CODIGO: 100000000076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650,</text:p>
      <text:p text:style-name="Standard"><text:s text:c="8"/>"y": 28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oft-page-break/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c6c01b7984fee17a",</text:p>
      <text:p text:style-name="Standard"><text:s text:c="8"/>"type": "function",</text:p>
      <text:p text:style-name="Standard"><text:s text:c="8"/>"z": "651650fa1a5ee069",</text:p>
      <text:p text:style-name="Standard"><text:s text:c="8"/>"name": "function 38",</text:p>
      <text:p text:style-name="Standard"><text:s text:c="8"/>"func": "msg.payload={\n <text:s text:c="3"/>\"chatId\": 6258130153,\n <text:s text:c="3"/>\"type\": \"message\",\n <text:s text:c="3"/>\"content\":\"SE HA REGISTRADO METROPOLOL CON CODIGO: 100000000083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690,</text:p>
      <text:p text:style-name="Standard"><text:s text:c="8"/>"y": 24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70f3d0d5aefb98ea",</text:p>
      <text:p text:style-name="Standard"><text:s text:c="8"/>"type": "function",</text:p>
      <text:p text:style-name="Standard"><text:s text:c="8"/>"z": "651650fa1a5ee069",</text:p>
      <text:p text:style-name="Standard"><text:s text:c="8"/>"name": "function 39",</text:p>
      <text:p text:style-name="Standard"><text:s text:c="8"/>"func": "msg.payload={\n <text:s text:c="3"/>\"chatId\": 6258130153,\n <text:s text:c="3"/>\"type\": \"message\",\n <text:s text:c="3"/>\"content\":\"SE HA REGISTRADO FUROSEMIDA CON CODIGO: 100000000090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30,</text:p>
      <text:p text:style-name="Standard"><text:s text:c="8"/>"y": 20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8247e48d720eb866",</text:p>
      <text:p text:style-name="Standard"><text:soft-page-break/><text:s text:c="8"/>"type": "function",</text:p>
      <text:p text:style-name="Standard"><text:s text:c="8"/>"z": "651650fa1a5ee069",</text:p>
      <text:p text:style-name="Standard"><text:s text:c="8"/>"name": "function 40",</text:p>
      <text:p text:style-name="Standard"><text:s text:c="8"/>"func": "msg.payload={\n <text:s text:c="3"/>\"chatId\": 6258130153,\n <text:s text:c="3"/>\"type\": \"message\",\n <text:s text:c="3"/>\"content\":\"SE HA REGISTRADO METAMIZOL CON CODIGO: 100000000106\"\n}\nreturn msg;",</text:p>
      <text:p text:style-name="Standard"><text:s text:c="8"/>"outputs": 1,</text:p>
      <text:p text:style-name="Standard"><text:s text:c="8"/>"timeout": 0,</text:p>
      <text:p text:style-name="Standard"><text:s text:c="8"/>"noerr": 0,</text:p>
      <text:p text:style-name="Standard"><text:s text:c="8"/>"initialize": "",</text:p>
      <text:p text:style-name="Standard"><text:s text:c="8"/>"finalize": "",</text:p>
      <text:p text:style-name="Standard"><text:s text:c="8"/>"libs": [],</text:p>
      <text:p text:style-name="Standard"><text:s text:c="8"/>"x": 770,</text:p>
      <text:p text:style-name="Standard"><text:s text:c="8"/>"y": 160,</text:p>
      <text:p text:style-name="Standard"><text:s text:c="8"/>"wires": [</text:p>
      <text:p text:style-name="Standard"><text:s text:c="12"/>[</text:p>
      <text:p text:style-name="Standard"><text:s text:c="16"/>"d74c87e91f199eca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48d324518ed116ef",</text:p>
      <text:p text:style-name="Standard"><text:s text:c="8"/>"type": "mysql",</text:p>
      <text:p text:style-name="Standard"><text:s text:c="8"/>"z": "651650fa1a5ee069",</text:p>
      <text:p text:style-name="Standard"><text:s text:c="8"/>"mydb": "ae169908b2fba883",</text:p>
      <text:p text:style-name="Standard"><text:s text:c="8"/>"name": "",</text:p>
      <text:p text:style-name="Standard"><text:s text:c="8"/>"x": 1090,</text:p>
      <text:p text:style-name="Standard"><text:s text:c="8"/>"y": 600,</text:p>
      <text:p text:style-name="Standard"><text:s text:c="8"/>"wires": [</text:p>
      <text:p text:style-name="Standard"><text:s text:c="12"/>[</text:p>
      <text:p text:style-name="Standard"><text:s text:c="16"/>"98c64b6533c6847b"</text:p>
      <text:p text:style-name="Standard"><text:s text:c="12"/>]</text:p>
      <text:p text:style-name="Standard"><text:s text:c="8"/>]</text:p>
      <text:p text:style-name="Standard"><text:s text:c="4"/>},</text:p>
      <text:p text:style-name="Standard"><text:s text:c="4"/>{</text:p>
      <text:p text:style-name="Standard"><text:s text:c="8"/>"id": "43f9a307418dc0c4",</text:p>
      <text:p text:style-name="Standard"><text:s text:c="8"/>"type": "mqtt-broker",</text:p>
      <text:p text:style-name="Standard"><text:s text:c="8"/>"name": "ip",</text:p>
      <text:p text:style-name="Standard"><text:s text:c="8"/>"broker": "192.168.1.68",</text:p>
      <text:p text:style-name="Standard"><text:s text:c="8"/>"port": "1884",</text:p>
      <text:p text:style-name="Standard"><text:s text:c="8"/>"clientid": "",</text:p>
      <text:p text:style-name="Standard"><text:s text:c="8"/>"autoConnect": true,</text:p>
      <text:p text:style-name="Standard"><text:s text:c="8"/>"usetls": false,</text:p>
      <text:p text:style-name="Standard"><text:s text:c="8"/>"protocolVersion": "4",</text:p>
      <text:p text:style-name="Standard"><text:s text:c="8"/>"keepalive": "60",</text:p>
      <text:p text:style-name="Standard"><text:s text:c="8"/>"cleansession": true,</text:p>
      <text:p text:style-name="Standard"><text:s text:c="8"/>"autoUnsubscribe": true,</text:p>
      <text:p text:style-name="Standard"><text:s text:c="8"/>"birthTopic": "",</text:p>
      <text:p text:style-name="Standard"><text:s text:c="8"/>"birthQos": "0",</text:p>
      <text:p text:style-name="Standard"><text:soft-page-break/><text:s text:c="8"/>"birthRetain": "false",</text:p>
      <text:p text:style-name="Standard"><text:s text:c="8"/>"birthPayload": "",</text:p>
      <text:p text:style-name="Standard"><text:s text:c="8"/>"birthMsg": {},</text:p>
      <text:p text:style-name="Standard"><text:s text:c="8"/>"closeTopic": "",</text:p>
      <text:p text:style-name="Standard"><text:s text:c="8"/>"closeQos": "0",</text:p>
      <text:p text:style-name="Standard"><text:s text:c="8"/>"closeRetain": "false",</text:p>
      <text:p text:style-name="Standard"><text:s text:c="8"/>"closePayload": "",</text:p>
      <text:p text:style-name="Standard"><text:s text:c="8"/>"closeMsg": {},</text:p>
      <text:p text:style-name="Standard"><text:s text:c="8"/>"willTopic": "",</text:p>
      <text:p text:style-name="Standard"><text:s text:c="8"/>"willQos": "0",</text:p>
      <text:p text:style-name="Standard"><text:s text:c="8"/>"willRetain": "false",</text:p>
      <text:p text:style-name="Standard"><text:s text:c="8"/>"willPayload": "",</text:p>
      <text:p text:style-name="Standard"><text:s text:c="8"/>"willMsg": {},</text:p>
      <text:p text:style-name="Standard"><text:s text:c="8"/>"userProps": "",</text:p>
      <text:p text:style-name="Standard"><text:s text:c="8"/>"sessionExpiry": ""</text:p>
      <text:p text:style-name="Standard"><text:s text:c="4"/>},</text:p>
      <text:p text:style-name="Standard"><text:s text:c="4"/>{</text:p>
      <text:p text:style-name="Standard"><text:s text:c="8"/>"id": "cd4ff6af1b098a03",</text:p>
      <text:p text:style-name="Standard"><text:s text:c="8"/>"type": "influxdb",</text:p>
      <text:p text:style-name="Standard"><text:s text:c="8"/>"hostname": "127.0.0.1",</text:p>
      <text:p text:style-name="Standard"><text:s text:c="8"/>"port": "8086",</text:p>
      <text:p text:style-name="Standard"><text:s text:c="8"/>"protocol": "http",</text:p>
      <text:p text:style-name="Standard"><text:s text:c="8"/>"database": "database",</text:p>
      <text:p text:style-name="Standard"><text:s text:c="8"/>"name": "",</text:p>
      <text:p text:style-name="Standard"><text:s text:c="8"/>"usetls": false,</text:p>
      <text:p text:style-name="Standard"><text:s text:c="8"/>"tls": "",</text:p>
      <text:p text:style-name="Standard"><text:s text:c="8"/>"influxdbVersion": "1.8-flux",</text:p>
      <text:p text:style-name="Standard"><text:s text:c="8"/>"url": "http://localhost:8086",</text:p>
      <text:p text:style-name="Standard"><text:s text:c="8"/>"rejectUnauthorized": true</text:p>
      <text:p text:style-name="Standard"><text:s text:c="4"/>},</text:p>
      <text:p text:style-name="Standard"><text:s text:c="4"/>{</text:p>
      <text:p text:style-name="Standard"><text:s text:c="8"/>"id": "8868bdce9ba8b5df",</text:p>
      <text:p text:style-name="Standard"><text:s text:c="8"/>"type": "telegram bot",</text:p>
      <text:p text:style-name="Standard"><text:s text:c="8"/>"botname": "CODIGO_BARRAS_IIOT_BOT",</text:p>
      <text:p text:style-name="Standard"><text:s text:c="8"/>"usernames": "",</text:p>
      <text:p text:style-name="Standard"><text:s text:c="8"/>"chatids": "",</text:p>
      <text:p text:style-name="Standard"><text:s text:c="8"/>"baseapiurl": "",</text:p>
      <text:p text:style-name="Standard"><text:s text:c="8"/>"updatemode": "polling",</text:p>
      <text:p text:style-name="Standard"><text:s text:c="8"/>"pollinterval": "300",</text:p>
      <text:p text:style-name="Standard"><text:s text:c="8"/>"usesocks": false,</text:p>
      <text:p text:style-name="Standard"><text:s text:c="8"/>"sockshost": "",</text:p>
      <text:p text:style-name="Standard"><text:s text:c="8"/>"socksprotocol": "socks5",</text:p>
      <text:p text:style-name="Standard"><text:s text:c="8"/>"socksport": "6667",</text:p>
      <text:p text:style-name="Standard"><text:s text:c="8"/>"socksusername": "anonymous",</text:p>
      <text:p text:style-name="Standard"><text:s text:c="8"/>"sockspassword": "",</text:p>
      <text:p text:style-name="Standard"><text:s text:c="8"/>"bothost": "",</text:p>
      <text:p text:style-name="Standard"><text:s text:c="8"/>"botpath": "",</text:p>
      <text:p text:style-name="Standard"><text:s text:c="8"/>"localbotport": "8443",</text:p>
      <text:p text:style-name="Standard"><text:s text:c="8"/>"publicbotport": "8443",</text:p>
      <text:p text:style-name="Standard"><text:soft-page-break/><text:s text:c="8"/>"privatekey": "",</text:p>
      <text:p text:style-name="Standard"><text:s text:c="8"/>"certificate": "",</text:p>
      <text:p text:style-name="Standard"><text:s text:c="8"/>"useselfsignedcertificate": false,</text:p>
      <text:p text:style-name="Standard"><text:s text:c="8"/>"sslterminated": false,</text:p>
      <text:p text:style-name="Standard"><text:s text:c="8"/>"verboselogging": false</text:p>
      <text:p text:style-name="Standard"><text:s text:c="4"/>},</text:p>
      <text:p text:style-name="Standard"><text:s text:c="4"/>{</text:p>
      <text:p text:style-name="Standard"><text:s text:c="8"/>"id": "ae169908b2fba883",</text:p>
      <text:p text:style-name="Standard"><text:s text:c="8"/>"type": "MySQLdatabase",</text:p>
      <text:p text:style-name="Standard"><text:s text:c="8"/>"name": "",</text:p>
      <text:p text:style-name="Standard"><text:s text:c="8"/>"host": "127.0.0.1",</text:p>
      <text:p text:style-name="Standard"><text:s text:c="8"/>"port": "3306",</text:p>
      <text:p text:style-name="Standard"><text:s text:c="8"/>"db": "MEDICAMENTOS",</text:p>
      <text:p text:style-name="Standard"><text:s text:c="8"/>"tz": "",</text:p>
      <text:p text:style-name="Standard"><text:s text:c="8"/>"charset": "UTF8"</text:p>
      <text:p text:style-name="Standard"><text:s text:c="4"/>}</text:p>
      <text:p text:style-name="Standard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8:48:29.515561734</meta:creation-date>
    <dc:date>2023-10-30T18:49:52.134420163</dc:date>
    <meta:editing-duration>PT1M23S</meta:editing-duration>
    <meta:editing-cycles>1</meta:editing-cycles>
    <meta:document-statistic meta:table-count="0" meta:image-count="0" meta:object-count="0" meta:page-count="31" meta:paragraph-count="1406" meta:word-count="3258" meta:character-count="37983" meta:non-whitespace-character-count="23135"/>
    <meta:generator>LibreOffice/7.3.7.2$Linux_X86_64 LibreOffice_project/30$Build-2</meta:generator>
  </office:meta>
</office:document-meta>
</file>